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dail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3" table:default-cell-style-name="ce3"/>
        <table:table-column table:style-name="co7" table:default-cell-style-name="ce4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rculating_suppl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igh_timestamp</text:p>
          </table:table-cell>
          <table:table-cell office:value-type="string" calcext:value-type="string">
            <text:p>market_cap</text:p>
          </table:table-cell>
          <table:table-cell office:value-type="string" calcext:value-type="string">
            <text:p>max_suppl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_date</text:p>
          </table:table-cell>
          <table:table-cell office:value-type="string" calcext:value-type="string">
            <text:p>price_timestamp</text:p>
          </table:table-cell>
          <table:table-cell office:value-type="string" calcext:value-type="string">
            <text:p>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25756" calcext:value-type="float">
            <text:p>19125756</text:p>
          </table:table-cell>
          <table:table-cell office:value-type="float" office:value="67599.15955739" calcext:value-type="float">
            <text:p>67599.15955739</text:p>
          </table:table-cell>
          <table:table-cell office:value-type="string" calcext:value-type="string">
            <text:p>2021-11-08T00:00:00Z</text:p>
          </table:table-cell>
          <table:table-cell office:value-type="float" office:value="411244981870" calcext:value-type="float">
            <text:p>411244981870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502.1556204" calcext:value-type="float">
            <text:p>21502.1556204</text:p>
          </table:table-cell>
          <table:table-cell office:value-type="string" calcext:value-type="string">
            <text:p>2022-08-19T00:00:00Z</text:p>
          </table:table-cell>
          <table:table-cell office:value-type="string" calcext:value-type="string">
            <text:p>2022-08-19T12:44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26593" calcext:value-type="float">
            <text:p>19126593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502075282" calcext:value-type="float">
            <text:p>407502075282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05.52342918" calcext:value-type="float">
            <text:p>21305.52342918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06:57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126593" calcext:value-type="float">
            <text:p>19126593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8252461758" calcext:value-type="float">
            <text:p>408252461758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44.75605551" calcext:value-type="float">
            <text:p>21344.75605551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07:06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26687" calcext:value-type="float">
            <text:p>19126687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8107188260" calcext:value-type="float">
            <text:p>408107188260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37.05582469" calcext:value-type="float">
            <text:p>21337.05582469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07:51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26687" calcext:value-type="float">
            <text:p>19126687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625142419" calcext:value-type="float">
            <text:p>407625142419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11.85303648" calcext:value-type="float">
            <text:p>21311.85303648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08:02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26687" calcext:value-type="float">
            <text:p>19126687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797509611" calcext:value-type="float">
            <text:p>407797509611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20.86490519" calcext:value-type="float">
            <text:p>21320.86490519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08:05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26687" calcext:value-type="float">
            <text:p>19126687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664960560" calcext:value-type="float">
            <text:p>407664960560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13.93484714" calcext:value-type="float">
            <text:p>21313.93484714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08:06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126856" calcext:value-type="float">
            <text:p>19126856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708052987" calcext:value-type="float">
            <text:p>407708052987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15.99950283" calcext:value-type="float">
            <text:p>21315.99950283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12:43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126856" calcext:value-type="float">
            <text:p>19126856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6943795086" calcext:value-type="float">
            <text:p>406943795086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276.04218309" calcext:value-type="float">
            <text:p>21276.04218309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13:04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126950" calcext:value-type="float">
            <text:p>19126950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264065893" calcext:value-type="float">
            <text:p>407264065893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292.68210001" calcext:value-type="float">
            <text:p>21292.68210001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15:45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26950" calcext:value-type="float">
            <text:p>19126950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686739201" calcext:value-type="float">
            <text:p>407686739201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14.780412" calcext:value-type="float">
            <text:p>21314.780412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15:49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26987" calcext:value-type="float">
            <text:p>19126987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8359970993" calcext:value-type="float">
            <text:p>408359970993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49.93718526" calcext:value-type="float">
            <text:p>21349.93718526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16:19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126987" calcext:value-type="float">
            <text:p>19126987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8154570547" calcext:value-type="float">
            <text:p>408154570547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339.19840833" calcext:value-type="float">
            <text:p>21339.19840833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16:27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126987" calcext:value-type="float">
            <text:p>19126987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064357332" calcext:value-type="float">
            <text:p>407064357332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282.19971772" calcext:value-type="float">
            <text:p>21282.19971772</text:p>
          </table:table-cell>
          <table:table-cell office:value-type="string" calcext:value-type="string">
            <text:p>2022-08-20T00:00:00Z</text:p>
          </table:table-cell>
          <table:table-cell office:value-type="string" calcext:value-type="string">
            <text:p>2022-08-20T16:39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127250" calcext:value-type="float">
            <text:p>19127250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109418984" calcext:value-type="float">
            <text:p>407109418984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284.26297479" calcext:value-type="float">
            <text:p>21284.26297479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0:35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127250" calcext:value-type="float">
            <text:p>19127250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109418984" calcext:value-type="float">
            <text:p>407109418984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284.26297479" calcext:value-type="float">
            <text:p>21284.26297479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0:35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127250" calcext:value-type="float">
            <text:p>19127250</text:p>
          </table:table-cell>
          <table:table-cell office:value-type="float" office:value="67599.15584995" calcext:value-type="float">
            <text:p>67599.15584995</text:p>
          </table:table-cell>
          <table:table-cell office:value-type="string" calcext:value-type="string">
            <text:p>2021-11-08T00:00:00Z</text:p>
          </table:table-cell>
          <table:table-cell office:value-type="float" office:value="407086023592" calcext:value-type="float">
            <text:p>407086023592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1283.03983017" calcext:value-type="float">
            <text:p>21283.03983017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0:36:00Z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2046053" calcext:value-type="float">
            <text:p>122046053</text:p>
          </table:table-cell>
          <table:table-cell office:value-type="float" office:value="4811.45083834" calcext:value-type="float">
            <text:p>4811.45083834</text:p>
          </table:table-cell>
          <table:table-cell office:value-type="string" calcext:value-type="string">
            <text:p>2021-11-08T00:00:00Z</text:p>
          </table:table-cell>
          <table:table-cell office:value-type="float" office:value="193093518687" calcext:value-type="float">
            <text:p>193093518687</text:p>
          </table:table-cell>
          <table:table-cell office:value-type="string" calcext:value-type="string">
            <text:p>N/A</text:p>
          </table:table-cell>
          <table:table-cell office:value-type="float" office:value="1582.13652995" calcext:value-type="float">
            <text:p>1582.13652995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0:47:00Z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2046053" calcext:value-type="float">
            <text:p>122046053</text:p>
          </table:table-cell>
          <table:table-cell office:value-type="float" office:value="4811.45083834" calcext:value-type="float">
            <text:p>4811.45083834</text:p>
          </table:table-cell>
          <table:table-cell office:value-type="string" calcext:value-type="string">
            <text:p>2021-11-08T00:00:00Z</text:p>
          </table:table-cell>
          <table:table-cell office:value-type="float" office:value="193093518687" calcext:value-type="float">
            <text:p>193093518687</text:p>
          </table:table-cell>
          <table:table-cell office:value-type="string" calcext:value-type="string">
            <text:p>N/A</text:p>
          </table:table-cell>
          <table:table-cell office:value-type="float" office:value="1582.13652995" calcext:value-type="float">
            <text:p>1582.13652995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0:47:00Z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549562651" calcext:value-type="float">
            <text:p>67549562651</text:p>
          </table:table-cell>
          <table:table-cell office:value-type="float" office:value="1.09106217" calcext:value-type="float">
            <text:p>1.09106217</text:p>
          </table:table-cell>
          <table:table-cell office:value-type="string" calcext:value-type="string">
            <text:p>2017-12-23T00:00:00Z</text:p>
          </table:table-cell>
          <table:table-cell office:value-type="float" office:value="67551307851" calcext:value-type="float">
            <text:p>67551307851</text:p>
          </table:table-cell>
          <table:table-cell office:value-type="string" calcext:value-type="string">
            <text:p>N/A</text:p>
          </table:table-cell>
          <table:table-cell office:value-type="float" office:value="1.00002584" calcext:value-type="float">
            <text:p>1.00002584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1:00:00Z</text:p>
          </table:table-cell>
          <table:table-cell office:value-type="string" calcext:value-type="string">
            <text:p>USD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549562651" calcext:value-type="float">
            <text:p>67549562651</text:p>
          </table:table-cell>
          <table:table-cell office:value-type="float" office:value="1.09106217" calcext:value-type="float">
            <text:p>1.09106217</text:p>
          </table:table-cell>
          <table:table-cell office:value-type="string" calcext:value-type="string">
            <text:p>2017-12-23T00:00:00Z</text:p>
          </table:table-cell>
          <table:table-cell office:value-type="float" office:value="67551307851" calcext:value-type="float">
            <text:p>67551307851</text:p>
          </table:table-cell>
          <table:table-cell office:value-type="string" calcext:value-type="string">
            <text:p>N/A</text:p>
          </table:table-cell>
          <table:table-cell office:value-type="float" office:value="1.00002584" calcext:value-type="float">
            <text:p>1.00002584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1:00:00Z</text:p>
          </table:table-cell>
          <table:table-cell office:value-type="string" calcext:value-type="string">
            <text:p>USD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549562651" calcext:value-type="float">
            <text:p>67549562651</text:p>
          </table:table-cell>
          <table:table-cell office:value-type="float" office:value="1.09106217" calcext:value-type="float">
            <text:p>1.09106217</text:p>
          </table:table-cell>
          <table:table-cell office:value-type="string" calcext:value-type="string">
            <text:p>2017-12-23T00:00:00Z</text:p>
          </table:table-cell>
          <table:table-cell office:value-type="float" office:value="67538194307" calcext:value-type="float">
            <text:p>67538194307</text:p>
          </table:table-cell>
          <table:table-cell office:value-type="string" calcext:value-type="string">
            <text:p>N/A</text:p>
          </table:table-cell>
          <table:table-cell office:value-type="float" office:value="0.9998317" calcext:value-type="float">
            <text:p>0.9998317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1:06:00Z</text:p>
          </table:table-cell>
          <table:table-cell office:value-type="string" calcext:value-type="string">
            <text:p>USD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549562651" calcext:value-type="float">
            <text:p>67549562651</text:p>
          </table:table-cell>
          <table:table-cell office:value-type="float" office:value="1.09106217" calcext:value-type="float">
            <text:p>1.09106217</text:p>
          </table:table-cell>
          <table:table-cell office:value-type="string" calcext:value-type="string">
            <text:p>2017-12-23T00:00:00Z</text:p>
          </table:table-cell>
          <table:table-cell office:value-type="float" office:value="67538194307" calcext:value-type="float">
            <text:p>67538194307</text:p>
          </table:table-cell>
          <table:table-cell office:value-type="string" calcext:value-type="string">
            <text:p>N/A</text:p>
          </table:table-cell>
          <table:table-cell office:value-type="float" office:value="0.9998317" calcext:value-type="float">
            <text:p>0.9998317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1:06:00Z</text:p>
          </table:table-cell>
          <table:table-cell office:value-type="string" calcext:value-type="string">
            <text:p>USD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549562651" calcext:value-type="float">
            <text:p>67549562651</text:p>
          </table:table-cell>
          <table:table-cell office:value-type="float" office:value="1.09106217" calcext:value-type="float">
            <text:p>1.09106217</text:p>
          </table:table-cell>
          <table:table-cell office:value-type="string" calcext:value-type="string">
            <text:p>2017-12-23T00:00:00Z</text:p>
          </table:table-cell>
          <table:table-cell office:value-type="float" office:value="67572426525" calcext:value-type="float">
            <text:p>67572426525</text:p>
          </table:table-cell>
          <table:table-cell office:value-type="string" calcext:value-type="string">
            <text:p>N/A</text:p>
          </table:table-cell>
          <table:table-cell office:value-type="float" office:value="1.00033848" calcext:value-type="float">
            <text:p>1.00033848</text:p>
          </table:table-cell>
          <table:table-cell office:value-type="string" calcext:value-type="string">
            <text:p>2022-08-21T00:00:00Z</text:p>
          </table:table-cell>
          <table:table-cell office:value-type="string" calcext:value-type="string">
            <text:p>2022-08-21T01:08:00Z</text:p>
          </table:table-cell>
          <table:table-cell office:value-type="string" calcext:value-type="string">
            <text:p>USDT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7T22:11:25.066000000</dc:date>
    <meta:editing-duration>PT2M50S</meta:editing-duration>
    <meta:editing-cycles>1</meta:editing-cycles>
    <meta:generator>LibreOffice/7.3.2.2$Windows_X86_64 LibreOffice_project/49f2b1bff42cfccbd8f788c8dc32c1c309559be0</meta:generator>
    <meta:document-statistic meta:table-count="1" meta:cell-count="250" meta:object-count="0"/>
  </office:meta>
</office:document-meta>
</file>